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inherit" svg:font-family="inherit"/>
  </office:font-face-decls>
  <office:automatic-styles>
    <style:style style:name="Table1" style:family="table" style:master-page-name="First_20_Page">
      <style:table-properties style:width="15.24cm" style:rel-width="100%" fo:margin-left="-1.27cm" fo:margin-top="0cm" fo:margin-bottom="0cm" style:page-number="auto" table:align="left" style:writing-mode="lr-tb"/>
    </style:style>
    <style:style style:name="Table1.A" style:family="table-column">
      <style:table-column-properties style:column-width="1.178cm" style:rel-column-width="5065*"/>
    </style:style>
    <style:style style:name="Table1.B" style:family="table-column">
      <style:table-column-properties style:column-width="7.915cm" style:rel-column-width="34033*"/>
    </style:style>
    <style:style style:name="Table1.C" style:family="table-column">
      <style:table-column-properties style:column-width="6.054cm" style:rel-column-width="26030*"/>
    </style:style>
    <style:style style:name="Table1.D" style:family="table-column">
      <style:table-column-properties style:column-width="0.093cm" style:rel-column-width="404*"/>
    </style:style>
    <style:style style:name="Table1.1" style:family="table-row">
      <style:table-row-properties style:row-height="3.429cm" fo:keep-together="auto"/>
    </style:style>
    <style:style style:name="Table1.A1" style:family="table-cell">
      <style:table-cell-properties fo:padding-left="0cm" fo:padding-right="0cm" fo:padding-top="0cm" fo:padding-bottom="1.219cm" fo:border="none" style:writing-mode="lr-tb"/>
    </style:style>
    <style:style style:name="Table1.B1" style:family="table-cell">
      <style:table-cell-properties style:vertical-align="bottom" fo:padding-left="0cm" fo:padding-right="0.254cm" fo:padding-top="0cm" fo:padding-bottom="1.219cm" fo:border="none" style:writing-mode="lr-tb"/>
    </style:style>
    <style:style style:name="Table1.C1" style:family="table-cell">
      <style:table-cell-properties style:vertical-align="bottom" fo:padding-left="0.254cm" fo:padding-right="0cm" fo:padding-top="0cm" fo:padding-bottom="1.219cm" fo:border="none" style:writing-mode="lr-tb"/>
    </style:style>
    <style:style style:name="Table1.2" style:family="table-row">
      <style:table-row-properties style:min-row-height="1.069cm" fo:keep-together="auto"/>
    </style:style>
    <style:style style:name="Table1.A2" style:family="table-cell">
      <style:table-cell-properties style:vertical-align="bottom" fo:padding-left="0cm" fo:padding-right="0.381cm" fo:padding-top="0cm" fo:padding-bottom="1.219cm" fo:border="none" style:writing-mode="lr-tb"/>
    </style:style>
    <style:style style:name="Table2" style:family="table">
      <style:table-properties style:width="15.24cm" style:rel-width="100%" fo:margin-left="-1.27cm" fo:margin-top="0cm" fo:margin-bottom="0cm" table:align="left" style:writing-mode="lr-tb"/>
    </style:style>
    <style:style style:name="Table2.A" style:family="table-column">
      <style:table-column-properties style:column-width="1.178cm" style:rel-column-width="5065*"/>
    </style:style>
    <style:style style:name="Table2.B" style:family="table-column">
      <style:table-column-properties style:column-width="14.062cm" style:rel-column-width="60469*"/>
    </style:style>
    <style:style style:name="Table2.1" style:family="table-row">
      <style:table-row-properties fo:keep-together="auto"/>
    </style:style>
    <style:style style:name="Table2.A1" style:family="table-cell">
      <style:table-cell-properties style:vertical-align="bottom" fo:padding-left="0cm" fo:padding-right="0.381cm" fo:padding-top="0cm" fo:padding-bottom="0cm" fo:border="none" style:writing-mode="lr-tb"/>
    </style:style>
    <style:style style:name="Table2.B1" style:family="table-cell">
      <style:table-cell-properties fo:padding="0cm" fo:border="none" style:writing-mode="lr-tb"/>
    </style:style>
    <style:style style:name="Table3" style:family="table">
      <style:table-properties style:width="15.24cm" style:rel-width="100%" fo:margin-left="0cm" fo:margin-top="0cm" fo:margin-bottom="0cm" table:align="left" style:writing-mode="lr-tb"/>
    </style:style>
    <style:style style:name="Table3.A" style:family="table-column">
      <style:table-column-properties style:column-width="7.62cm" style:rel-column-width="32767*"/>
    </style:style>
    <style:style style:name="Table3.1" style:family="table-row">
      <style:table-row-properties fo:keep-together="auto"/>
    </style:style>
    <style:style style:name="Table3.A1" style:family="table-cell">
      <style:table-cell-properties fo:padding="0cm" fo:border="none" style:writing-mode="lr-tb"/>
    </style:style>
    <style:style style:name="Table3.B1" style:family="table-cell">
      <style:table-cell-properties fo:padding-left="1.016cm" fo:padding-right="0cm" fo:padding-top="0cm" fo:padding-bottom="0cm" fo:border="none" style:writing-mode="lr-tb"/>
    </style:style>
    <style:style style:name="Table4" style:family="table">
      <style:table-properties style:width="15.24cm" style:rel-width="100%" fo:margin-left="-1.27cm" fo:margin-top="0cm" fo:margin-bottom="0cm" table:align="left" style:writing-mode="lr-tb"/>
    </style:style>
    <style:style style:name="Table4.A" style:family="table-column">
      <style:table-column-properties style:column-width="1.178cm" style:rel-column-width="5065*"/>
    </style:style>
    <style:style style:name="Table4.B" style:family="table-column">
      <style:table-column-properties style:column-width="14.062cm" style:rel-column-width="60469*"/>
    </style:style>
    <style:style style:name="Table4.1" style:family="table-row">
      <style:table-row-properties fo:keep-together="auto"/>
    </style:style>
    <style:style style:name="Table4.A1" style:family="table-cell">
      <style:table-cell-properties style:vertical-align="bottom" fo:padding-left="0cm" fo:padding-right="0.381cm" fo:padding-top="0cm" fo:padding-bottom="0cm" fo:border="none" style:writing-mode="lr-tb"/>
    </style:style>
    <style:style style:name="Table4.B1" style:family="table-cell">
      <style:table-cell-properties fo:padding="0cm" fo:border="none" style:writing-mode="lr-tb"/>
    </style:style>
    <style:style style:name="P1" style:family="paragraph" style:parent-style-name="Standard" style:list-style-name="">
      <style:paragraph-properties fo:margin-left="0cm" fo:margin-right="0cm" fo:margin-top="0cm" fo:margin-bottom="0.353cm" style:contextual-spacing="true" fo:orphans="0" fo:widows="0" fo:text-indent="0cm" style:auto-text-indent="false"/>
    </style:style>
    <style:style style:name="P2" style:family="paragraph" style:parent-style-name="Standard" style:list-style-name="">
      <style:paragraph-properties fo:margin-top="0cm" fo:margin-bottom="0cm" style:contextual-spacing="false" fo:line-height="100%" fo:keep-together="always" fo:keep-with-next="always"/>
    </style:style>
    <style:style style:name="P3" style:family="paragraph" style:parent-style-name="Standard" style:list-style-name="">
      <style:paragraph-properties fo:margin-top="0cm" fo:margin-bottom="0cm" style:contextual-spacing="false" fo:line-height="100%" fo:keep-together="always" fo:keep-with-next="always"/>
    </style:style>
    <style:style style:name="P4" style:family="paragraph" style:parent-style-name="Standard" style:list-style-name="">
      <style:paragraph-properties fo:margin-top="0.423cm" fo:margin-bottom="0.071cm" style:contextual-spacing="true" fo:line-height="100%" fo:keep-together="always" fo:keep-with-next="always"/>
    </style:style>
    <style:style style:name="P5" style:family="paragraph" style:parent-style-name="Standard">
      <style:paragraph-properties fo:margin-top="0cm" fo:margin-bottom="0.141cm" style:contextual-spacing="false" fo:line-height="100%"/>
    </style:style>
    <style:style style:name="P6" style:family="paragraph" style:parent-style-name="Standard">
      <style:paragraph-properties fo:margin-top="0cm" fo:margin-bottom="0cm" style:contextual-spacing="true" fo:line-height="100%" fo:text-align="start" style:justify-single-word="false" fo:orphans="2" fo:widows="2"/>
      <style:text-properties fo:language="en" fo:country="US" style:language-asian="en" style:country-asian="US" style:language-complex="ar" style:country-complex="SA"/>
    </style:style>
    <style:style style:name="P7" style:family="paragraph" style:parent-style-name="Standard" style:list-style-name="">
      <style:paragraph-properties fo:margin-top="0.423cm" fo:margin-bottom="0.071cm" style:contextual-spacing="true" fo:line-height="100%" fo:text-align="start" style:justify-single-word="false" fo:keep-together="always" fo:orphans="2" fo:widows="2" fo:keep-with-next="always"/>
      <style:text-properties fo:language="en" fo:country="US" style:letter-kerning="false" style:language-asian="en" style:country-asian="US" style:language-complex="ar" style:country-complex="SA"/>
    </style:style>
    <style:style style:name="P8" style:family="paragraph" style:parent-style-name="Standard" style:list-style-name="">
      <style:paragraph-properties fo:margin-top="0.423cm" fo:margin-bottom="0.071cm" style:contextual-spacing="true" fo:line-height="100%" fo:text-align="start" style:justify-single-word="false" fo:keep-together="always" fo:orphans="2" fo:widows="2" fo:keep-with-next="always"/>
      <style:text-properties fo:language="en" fo:country="US" officeooo:rsid="00043d85" officeooo:paragraph-rsid="00043d85" style:letter-kerning="false" style:language-asian="en" style:country-asian="US" style:language-complex="ar" style:country-complex="SA"/>
    </style:style>
    <style:style style:name="P9" style:family="paragraph" style:parent-style-name="Standard">
      <style:paragraph-properties fo:margin-top="0.071cm" fo:margin-bottom="0cm" style:contextual-spacing="false" fo:line-height="100%" fo:text-align="end" style:justify-single-word="false" fo:orphans="2" fo:widows="2"/>
      <style:text-properties fo:color="#4c4c4c" loext:opacity="100%"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4c4c4c" loext:opacity="100%"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071cm" fo:margin-bottom="0cm" style:contextual-spacing="false" fo:line-height="100%" fo:text-align="center" style:justify-single-word="false" fo:orphans="2" fo:widows="2"/>
      <style:text-properties fo:color="#4c4c4c" loext:opacity="100%" style:font-name="Calibri Light" fo:font-size="11pt" fo:language="de" fo:country="DE" style:letter-kerning="false" style:font-name-asian="Calibri Light1" style:font-size-asian="11pt" style:language-asian="en" style:country-asian="US" style:font-name-complex="Times New Roman" style:font-size-complex="11pt" style:language-complex="ar" style:country-complex="SA"/>
    </style:style>
    <style:style style:name="P12" style:family="paragraph" style:parent-style-name="Standard">
      <style:paragraph-properties fo:margin-left="0.635cm" fo:margin-right="0cm" fo:margin-top="0cm" fo:margin-bottom="0.141cm" style:contextual-spacing="true" fo:line-height="108%" fo:text-align="start" style:justify-single-word="false" fo:orphans="2" fo:widows="2" fo:text-indent="0cm" style:auto-text-indent="false"/>
      <style:text-properties fo:color="#4c4c4c" loext:opacity="100%" style:font-name="Calibri Light" fo:font-size="11pt" fo:language="en" fo:country="US" style:letter-kerning="false" style:font-name-asian="Calibri Light1" style:font-size-asian="11pt" style:language-asian="en" style:country-asian="US" style:font-name-complex="Times New Roman" style:font-size-complex="11pt" style:language-complex="ar" style:country-complex="SA"/>
    </style:style>
    <style:style style:name="P13" style:family="paragraph" style:parent-style-name="Standard">
      <style:paragraph-properties fo:margin-top="0cm" fo:margin-bottom="0.035cm" style:contextual-spacing="false" fo:line-height="100%" fo:text-align="start" style:justify-single-word="false" fo:orphans="2" fo:widows="2"/>
      <style:text-properties fo:color="#4c4c4c" loext:opacity="100%" fo:font-size="11pt" fo:language="en" fo:country="US" style:letter-kerning="false" style:font-size-asian="11pt" style:language-asian="en" style:country-asian="US" style:font-size-complex="11pt" style:language-complex="ar" style:country-complex="SA"/>
    </style:style>
    <style:style style:name="P14" style:family="paragraph" style:parent-style-name="Standard">
      <style:paragraph-properties fo:margin-top="0cm" fo:margin-bottom="0.035cm" style:contextual-spacing="false" fo:line-height="100%" fo:text-align="center" style:justify-single-word="false" fo:orphans="2" fo:widows="2"/>
      <style:text-properties fo:color="#4c4c4c" loext:opacity="100%" fo:font-size="11pt" fo:language="en" fo:country="US" style:letter-kerning="false" style:font-size-asian="11pt" style:language-asian="en" style:country-asian="US" style:font-size-complex="11pt" style:language-complex="ar" style:country-complex="SA"/>
    </style:style>
    <style:style style:name="P15" style:family="paragraph" style:parent-style-name="Standard">
      <style:paragraph-properties fo:margin-left="0.635cm" fo:margin-right="0cm" fo:margin-top="0cm" fo:margin-bottom="0.141cm" style:contextual-spacing="true" fo:line-height="108%" fo:text-align="start" style:justify-single-word="false" fo:orphans="2" fo:widows="2" fo:text-indent="-0.635cm" style:auto-text-indent="false"/>
      <style:text-properties fo:color="#4c4c4c" loext:opacity="100%" fo:font-size="11pt" fo:language="en" fo:country="US" style:letter-kerning="false" style:font-size-asian="11pt" style:language-asian="en" style:country-asian="US" style:font-size-complex="11pt" style:language-complex="ar" style:country-complex="SA"/>
    </style:style>
    <style:style style:name="P16" style:family="paragraph" style:parent-style-name="Standard">
      <style:paragraph-properties fo:margin-left="0.635cm" fo:margin-right="0cm" fo:margin-top="0cm" fo:margin-bottom="0.141cm" style:contextual-spacing="true" fo:line-height="108%" fo:text-align="start" style:justify-single-word="false" fo:orphans="2" fo:widows="2" fo:text-indent="-0.635cm" style:auto-text-indent="false"/>
      <style:text-properties fo:color="#4c4c4c" loext:opacity="100%" fo:font-size="11pt" fo:language="en" fo:country="US" officeooo:rsid="00043d85" officeooo:paragraph-rsid="00043d85" style:letter-kerning="false" style:font-size-asian="11pt" style:language-asian="en" style:country-asian="US" style:font-size-complex="11pt" style:language-complex="ar" style:country-complex="SA"/>
    </style:style>
    <style:style style:name="P17" style:family="paragraph" style:parent-style-name="Standard">
      <style:paragraph-properties fo:margin-left="0.635cm" fo:margin-right="0cm" fo:margin-top="0cm" fo:margin-bottom="0.141cm" style:contextual-spacing="true" fo:line-height="108%" fo:text-indent="-0.635cm" style:auto-text-indent="false"/>
    </style:style>
    <style:style style:name="P18" style:family="paragraph" style:parent-style-name="Standard" style:list-style-name="">
      <style:paragraph-properties fo:margin-top="0.071cm" fo:margin-bottom="0cm" style:contextual-spacing="false" fo:line-height="100%" fo:text-align="start" style:justify-single-word="false" fo:keep-together="always" fo:orphans="2" fo:widows="2" fo:keep-with-next="always"/>
      <style:text-properties fo:font-size="11pt" fo:language="en" fo:country="US" style:letter-kerning="false" style:font-size-asian="11pt" style:language-asian="en" style:country-asian="US" style:font-size-complex="11pt" style:language-complex="ar" style:country-complex="SA"/>
    </style:style>
    <style:style style:name="P19" style:family="paragraph" style:parent-style-name="Standard" style:list-style-name="">
      <style:paragraph-properties fo:margin-top="0.071cm" fo:margin-bottom="0cm" style:contextual-spacing="false" fo:line-height="100%" fo:text-align="start" style:justify-single-word="false" fo:keep-together="always" fo:orphans="2" fo:widows="2" fo:keep-with-next="always"/>
      <style:text-properties fo:font-size="11pt" fo:language="en" fo:country="US" officeooo:rsid="00043d85" officeooo:paragraph-rsid="00043d85" style:letter-kerning="false" style:font-size-asian="11pt" style:language-asian="en" style:country-asian="US" style:font-size-complex="11pt" style:language-complex="ar" style:country-complex="SA"/>
    </style:style>
    <style:style style:name="P20" style:family="paragraph" style:parent-style-name="Standard" style:list-style-name="">
      <style:paragraph-properties fo:margin-top="0.071cm" fo:margin-bottom="0cm" style:contextual-spacing="false" fo:line-height="100%" fo:keep-together="always" fo:keep-with-next="always"/>
      <style:text-properties officeooo:rsid="00043d85" officeooo:paragraph-rsid="00043d85"/>
    </style:style>
    <style:style style:name="P21" style:family="paragraph" style:parent-style-name="Standard">
      <style:paragraph-properties fo:margin-top="0cm" fo:margin-bottom="0.141cm" style:contextual-spacing="false" fo:line-height="100%"/>
      <style:text-properties officeooo:rsid="00043d85" officeooo:paragraph-rsid="00043d85"/>
    </style:style>
    <style:style style:name="P22" style:family="paragraph">
      <loext:graphic-properties draw:fill="solid" draw:fill-color="#77448b"/>
      <style:paragraph-properties fo:text-align="center"/>
    </style:style>
    <style:style style:name="P23" style:family="paragraph">
      <loext:graphic-properties draw:fill="solid" draw:fill-color="#77448b"/>
      <style:paragraph-properties fo:text-align="center"/>
      <style:text-properties fo:font-size="11pt"/>
    </style:style>
    <style:style style:name="P24" style:family="paragraph">
      <loext:graphic-properties draw:fill="solid" draw:fill-color="#ffffff"/>
      <style:paragraph-properties fo:text-align="center"/>
      <style:text-properties fo:font-size="11pt"/>
    </style:style>
    <style:style style:name="P25" style:family="paragraph">
      <loext:graphic-properties draw:fill="solid" draw:fill-color="#eeece1"/>
      <style:paragraph-properties fo:text-align="center"/>
    </style:style>
    <style:style style:name="T1" style:family="text">
      <style:text-properties fo:text-transform="uppercase" fo:color="#111111" loext:opacity="100%" style:font-name="Calibri Light" fo:font-size="33pt" style:letter-kerning="true" style:font-name-asian="Times New Roman" style:font-size-asian="33pt" style:font-name-complex="Times New Roman" style:font-size-complex="28pt"/>
    </style:style>
    <style:style style:name="T2" style:family="text">
      <style:text-properties fo:text-transform="uppercase" fo:color="#111111" loext:opacity="100%" style:font-name="Calibri" fo:font-size="33pt" fo:font-weight="bold" style:font-name-asian="Times New Roman" style:font-size-asian="33pt" style:font-weight-asian="bold" style:font-name-complex="Times New Roman"/>
    </style:style>
    <style:style style:name="T3" style:family="text">
      <style:text-properties fo:text-transform="uppercase" fo:color="#111111" loext:opacity="100%" style:font-name="Calibri" fo:font-size="16pt" fo:font-weight="bold" style:font-name-asian="Times New Roman" style:font-size-asian="16pt" style:font-weight-asian="bold" style:font-name-complex="Times New Roman" style:font-size-complex="16pt"/>
    </style:style>
    <style:style style:name="T4" style:family="text">
      <style:text-properties fo:text-transform="uppercase" fo:color="#4c4c4c" loext:opacity="100%" style:font-name="Calibri" fo:font-size="12pt" style:font-name-asian="Times New Roman" style:font-size-asian="12pt" style:font-name-complex="Times New Roman" style:font-size-complex="12pt"/>
    </style:style>
    <style:style style:name="T5" style:family="text">
      <style:text-properties fo:text-transform="uppercase" fo:color="#4c4c4c" loext:opacity="100%" style:font-name="Calibri" fo:font-size="12pt" fo:language="de" fo:country="DE" style:font-name-asian="Times New Roman" style:font-size-asian="12pt" style:font-name-complex="Times New Roman" style:font-size-complex="12pt"/>
    </style:style>
    <style:style style:name="T6" style:family="text">
      <style:text-properties style:font-name="Calibri Light" fo:language="de" fo:country="DE" style:font-name-asian="Calibri Light1" style:font-name-complex="Times New Roman"/>
    </style:style>
    <style:style style:name="T7" style:family="text">
      <style:text-properties style:font-name="Calibri Light" style:font-name-asian="Calibri Light1" style:font-name-complex="Times New Roman"/>
    </style:style>
    <style:style style:name="T8" style:family="text">
      <style:text-properties style:font-name="Calibri Light" officeooo:rsid="00043d85" style:font-name-asian="Calibri Light1" style:font-name-complex="Times New Roman"/>
    </style:style>
    <style:style style:name="T9" style:family="text">
      <style:text-properties fo:color="#77448b" loext:opacity="100%" style:font-name="Calibri" fo:font-size="13pt" fo:font-weight="bold" style:font-name-asian="Times New Roman" style:font-size-asian="13pt" style:font-weight-asian="bold" style:font-name-complex="Times New Roman" style:font-size-complex="13pt"/>
    </style:style>
    <style:style style:name="T10" style:family="text">
      <style:text-properties fo:color="#77448b" loext:opacity="100%" style:font-name="Calibri" fo:font-size="13pt" fo:font-weight="bold" officeooo:rsid="00043d85" style:font-name-asian="Times New Roman" style:font-size-asian="13pt" style:font-weight-asian="bold" style:font-name-complex="Times New Roman" style:font-size-complex="13pt"/>
    </style:style>
    <style:style style:name="T11" style:family="text">
      <style:text-properties fo:color="#77448b" loext:opacity="100%" style:font-name="Calibri" fo:font-size="13pt" fo:language="de" fo:country="DE" fo:font-weight="bold" style:font-name-asian="Times New Roman" style:font-size-asian="13pt" style:font-weight-asian="bold" style:font-name-complex="Times New Roman" style:font-size-complex="13pt"/>
    </style:style>
    <style:style style:name="T12" style:family="text">
      <style:text-properties fo:color="#77448b" loext:opacity="100%" style:font-name="Calibri" fo:font-size="13pt" fo:language="de" fo:country="DE" fo:font-weight="bold" officeooo:rsid="00043d85" style:font-name-asian="Times New Roman" style:font-size-asian="13pt" style:font-weight-asian="bold" style:font-name-complex="Times New Roman" style:font-size-complex="13pt"/>
    </style:style>
    <style:style style:name="T13" style:family="text">
      <style:text-properties fo:color="#272727" loext:opacity="100%" style:font-name="Calibri" fo:font-size="13pt" fo:font-weight="bold" style:font-name-asian="Times New Roman" style:font-size-asian="13pt" style:font-weight-asian="bold" style:font-name-complex="Times New Roman" style:font-size-complex="10.5pt"/>
    </style:style>
    <style:style style:name="T14" style:family="text">
      <style:text-properties fo:color="#272727" loext:opacity="100%" style:font-name="Calibri" fo:font-size="13pt" fo:font-weight="bold" officeooo:rsid="00043d85" style:font-name-asian="Times New Roman" style:font-size-asian="13pt" style:font-weight-asian="bold" style:font-name-complex="Times New Roman" style:font-size-complex="10.5pt"/>
    </style:style>
    <style:style style:name="T15" style:family="text">
      <style:text-properties fo:color="#272727" loext:opacity="100%" style:font-name="Calibri" style:font-name-asian="Times New Roman" style:font-name-complex="Times New Roman" style:font-size-complex="10.5pt"/>
    </style:style>
    <style:style style:name="T16" style:family="text">
      <style:text-properties fo:color="#272727" loext:opacity="100%" style:font-name="Calibri" officeooo:rsid="00043d85" style:font-name-asian="Times New Roman" style:font-name-complex="Times New Roman" style:font-size-complex="10.5pt"/>
    </style:style>
    <style:style style:name="T17" style:family="text">
      <style:text-properties fo:color="#4c4c4c" loext:opacity="100%" style:font-name="Calibri Light" fo:font-style="italic" style:font-name-asian="Calibri Light1" style:font-style-asian="italic" style:font-name-complex="Times New Roman"/>
    </style:style>
    <style:style style:name="T18" style:family="text">
      <style:text-properties fo:color="#4c4c4c" loext:opacity="100%" style:font-name="Calibri Light" fo:font-style="italic" style:font-name-asian="Calibri Light1" style:font-style-asian="italic" style:font-name-complex="Times New Roman" style:font-style-complex="italic"/>
    </style:style>
    <style:style style:name="T19" style:family="text">
      <style:text-properties fo:color="#4c4c4c" loext:opacity="100%" style:font-name="Calibri Light" fo:font-style="italic" officeooo:rsid="00043d85" style:font-name-asian="Calibri Light1" style:font-style-asian="italic" style:font-name-complex="Times New Roman" style:font-style-complex="italic"/>
    </style:style>
    <style:style style:name="T20" style:family="text">
      <style:text-properties fo:color="#4c4c4c" loext:opacity="100%" style:font-name="Calibri Light" style:font-name-asian="Calibri Light1" style:font-name-complex="Times New Roman"/>
    </style:style>
    <style:style style:name="T21" style:family="text">
      <style:text-properties fo:color="#4c4c4c" loext:opacity="100%" style:font-name="Calibri Light" officeooo:rsid="00043d85" style:font-name-asian="Calibri Light1" style:font-name-complex="Times New Roman"/>
    </style:style>
    <style:style style:name="T22" style:family="text">
      <style:text-properties fo:color="#4c4c4c" loext:opacity="100%" style:font-name="Calibri Light" fo:font-size="13pt" style:font-name-asian="Calibri Light1" style:font-size-asian="13pt" style:font-name-complex="Times New Roman" style:font-style-complex="italic"/>
    </style:style>
    <style:style style:name="T23" style:family="text">
      <style:text-properties fo:color="#4c4c4c" loext:opacity="100%" style:font-name="Calibri Light" fo:language="de" fo:country="DE" style:font-name-asian="Calibri Light1" style:font-name-complex="Times New Roman"/>
    </style:style>
    <style:style style:name="T24" style:family="text">
      <style:text-properties fo:color="#4c4c4c" loext:opacity="100%" style:font-name="Calibri Light" fo:language="de" fo:country="DE" officeooo:rsid="00043d85" style:font-name-asian="Calibri Light1" style:font-name-complex="Times New Roman"/>
    </style:style>
    <style:style style:name="T25" style:family="text">
      <style:text-properties fo:color="#4c4c4c" loext:opacity="100%" style:font-name="Calibri" fo:font-size="13pt" fo:font-weight="bold" style:font-name-asian="Times New Roman" style:font-size-asian="13pt" style:font-weight-asian="bold" style:font-name-complex="Times New Roman" style:font-size-complex="13pt" style:font-style-complex="italic"/>
    </style:style>
    <style:style style:name="T26" style:family="text">
      <style:text-properties fo:color="#4c4c4c" loext:opacity="100%" style:font-name="Calibri" fo:font-size="13pt" fo:font-weight="bold" officeooo:rsid="00043d85" style:font-name-asian="Times New Roman" style:font-size-asian="13pt" style:font-weight-asian="bold" style:font-name-complex="Times New Roman" style:font-size-complex="13pt" style:font-style-complex="italic"/>
    </style:style>
    <style:style style:name="T27" style:family="text">
      <style:text-properties fo:color="#4c4c4c" loext:opacity="100%" style:font-name="Calibri" fo:font-size="13pt" fo:language="de" fo:country="DE" fo:font-weight="bold" style:font-name-asian="Times New Roman" style:font-size-asian="13pt" style:font-weight-asian="bold" style:font-name-complex="Times New Roman" style:font-size-complex="13pt" style:font-style-complex="italic"/>
    </style:style>
    <style:style style:name="T28" style:family="text">
      <style:text-properties fo:color="#4c4c4c" loext:opacity="100%" style:text-position="super 58%" style:font-name="Calibri Light" style:font-name-asian="Calibri Light1" style:font-name-complex="Times New Roman"/>
    </style:style>
    <style:style style:name="T29" style:family="text">
      <style:text-properties fo:color="#593368" loext:opacity="100%" style:font-name="Calibri" style:font-name-asian="Times New Roman" style:font-name-complex="Times New Roman" style:font-style-complex="italic"/>
    </style:style>
    <style:style style:name="T30" style:family="text">
      <style:text-properties fo:color="#593368" loext:opacity="100%" style:font-name="Calibri" officeooo:rsid="00043d85" style:font-name-asian="Times New Roman" style:font-name-complex="Times New Roman" style:font-style-complex="italic"/>
    </style:style>
    <style:style style:name="T31" style:family="text">
      <style:text-properties fo:color="#593368" loext:opacity="100%" style:font-name="Calibri" style:font-name-asian="Times New Roman" style:font-name-complex="Times New Roman"/>
    </style:style>
    <style:style style:name="T32" style:family="text">
      <style:text-properties fo:color="#886288" loext:opacity="100%" style:font-name="Calibri Light" style:text-underline-style="solid" style:text-underline-width="auto" style:text-underline-color="font-color" style:font-name-asian="Calibri Light1" style:font-name-complex="Times New Roman"/>
    </style:style>
    <style:style style:name="T33" style:family="text">
      <style:text-properties officeooo:rsid="00043d85"/>
    </style:style>
    <style:style style:name="gr1" style:family="graphic">
      <style:graphic-properties draw:stroke="none" svg:stroke-width="0cm" draw:fill="solid" draw:fill-color="#77448b" draw:textarea-horizontal-align="center" draw:textarea-vertical-align="top" draw:auto-grow-height="false" fo:wrap-option="wra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2"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3" style:family="graphic">
      <style:graphic-properties draw:stroke="none" svg:stroke-width="0cm" draw:fill="solid" draw:fill-color="#77448b" draw:textarea-horizontal-align="center" draw:textarea-vertical-align="top" draw:auto-grow-height="false" fo:wrap-option="wrap" style:run-through="background"/>
    </style:style>
    <style:style style:name="gr4" style:family="graphic">
      <style:graphic-properties draw:stroke="none" svg:stroke-width="0cm" draw:fill="solid" draw:fill-color="#ffffff" draw:textarea-horizontal-align="center" draw:textarea-vertical-align="top" draw:auto-grow-height="false" fo:wrap-option="wrap" style:run-through="background"/>
    </style:style>
    <style:style style:name="gr5" style:family="graphic">
      <style:graphic-properties draw:stroke="none" svg:stroke-width="0cm" draw:fill="solid" draw:fill-color="#eeece1" draw:textarea-horizontal-align="center" draw:textarea-vertical-align="middle" draw:auto-grow-height="false" fo:margin-left="0.318cm" fo:margin-right="0.318cm" fo:margin-top="0cm" fo:margin-bottom="0cm" style:run-through="background" style:wrap="run-through" style:number-wrapped-paragraphs="no-limit" style:vertical-pos="top" style:vertical-rel="page" style:horizontal-pos="right" style:horizontal-rel="page"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1"/></text:p>
          </table:table-cell>
          <table:table-cell table:style-name="Table1.B1" office:value-type="string">
            <text:p text:style-name="P6"><text:span text:style-name="T1">Defne</text:span><text:span text:style-name="T1"/></text:p>
            <text:p text:style-name="P1"><text:span text:style-name="T2">Göncü</text:span><text:span text:style-name="T2"/></text:p>
          </table:table-cell>
          <table:table-cell table:style-name="Table1.C1" office:value-type="string">
            <text:p text:style-name="P9"><loext:content-control loext:plain-text="true" loext:alias="Enter address:" loext:tag="Enter address:"><text:span text:style-name="T33">Immenstädter Straße 62<text:line-break/>87435 Kempten</text:span></loext:content-control><draw:polygon text:anchor-type="as-char" draw:z-index="4" draw:name="Address icon" draw:style-name="gr1" draw:text-style-name="P22" svg:width="0.329cm" svg:height="0.329cm" svg:viewBox="0 0 330 330" draw:points="164,0 167,0 170,1 173,3 176,5 179,7 183,10 186,13 190,17 195,21 199,25 204,30 209,34 214,39 219,44 224,49 229,54 235,60 240,65 246,70 251,76 257,81 262,86 267,92 273,97 278,102 283,107 288,112 293,117 297,121 302,125 306,130 310,134 313,137 317,141 320,144 322,146 325,149 327,151 328,153 329,154 330,155 325,155 320,155 314,156 309,156 304,156 300,156 295,156 292,156 288,156 286,157 286,172 286,188 286,293 286,299 286,304 285,309 285,313 284,316 283,319 281,322 279,324 276,326 273,327 270,328 266,329 262,330 260,330 257,330 254,330 250,330 247,330 243,330 240,330 236,330 234,330 230,330 226,329 223,329 221,328 219,327 217,325 215,323 214,320 213,316 213,312 212,307 212,302 212,295 212,291 212,287 211,281 211,276 211,271 211,265 211,259 211,253 211,247 211,242 211,236 211,231 211,227 211,222 211,218 211,215 211,212 211,210 211,209 211,205 211,202 210,199 209,196 207,194 205,192 203,190 200,188 198,187 195,186 191,185 188,185 184,184 181,184 177,184 173,184 170,184 166,184 162,184 158,184 154,184 149,184 145,185 141,185 138,186 134,187 131,188 128,190 125,191 123,193 121,195 119,198 118,201 117,204 117,207 117,226 117,245 117,264 117,283 118,302 118,306 117,311 117,314 116,317 115,320 113,322 111,324 109,326 106,327 102,328 98,329 93,329 88,330 70,330 65,329 61,329 58,328 54,327 51,325 49,323 47,321 45,318 44,315 43,311 43,307 43,302 43,266 43,230 43,194 43,157 43,157 42,157 40,157 38,157 36,157 33,158 29,158 26,158 22,158 18,158 15,157 12,157 8,157 6,157 3,157 2,157 0,157 0,157 1,157 2,155 3,154 5,152 7,149 10,146 13,143 16,140 19,136 23,132 27,128 32,123 36,119 41,114 46,109 51,104 56,98 61,93 67,88 72,82 77,77 83,71 88,66 94,60 99,55 104,50 110,45 115,40 120,35 125,30 129,25 134,21 138,17 142,13 146,9 149,6 152,4 156,2 159,1 161,0"><text:p/></draw:polygon><text:span text:style-name="T6"/></text:p>
            <text:p text:style-name="P9"><loext:content-control loext:plain-text="true" loext:alias="Enter phone:" loext:tag="Enter phone:"><text:span text:style-name="T33">+491622310216</text:span></loext:content-control><draw:polygon text:anchor-type="as-char" draw:z-index="5" draw:name="Telephone icon" draw:style-name="gr1" draw:text-style-name="P22" svg:width="0.304cm" svg:height="0.304cm" svg:viewBox="0 0 305 305" draw:points="49,0 53,0 57,1 61,3 65,6 69,9 76,15 82,22 89,28 95,34 99,38 102,42 105,45 106,49 108,52 108,56 108,59 107,63 105,67 102,70 99,73 95,77 91,80 87,84 84,88 82,92 80,96 79,100 79,104 79,108 80,112 82,116 84,120 87,124 91,127 110,146 129,164 148,182 168,200 187,218 191,221 195,224 199,225 203,227 206,227 210,227 214,226 218,224 222,221 225,218 229,214 233,209 237,206 241,203 245,200 249,199 253,199 258,199 262,200 266,201 270,204 273,207 277,211 281,215 300,237 302,240 304,244 305,247 305,251 305,254 304,257 303,260 302,262 301,265 300,267 298,268 297,270 296,271 296,271 295,271 294,272 292,274 290,275 288,277 286,279 283,281 280,283 278,285 274,287 271,289 268,291 265,293 261,295 258,297 255,298 252,299 246,301 240,303 235,304 230,304 225,305 221,305 217,305 213,304 209,304 206,303 203,302 199,301 196,300 193,298 190,297 187,295 183,293 172,288 161,282 150,276 139,270 129,263 119,257 109,250 100,243 91,236 82,228 74,221 66,213 58,204 51,196 44,187 38,177 31,167 26,158 20,147 16,136 11,125 7,113 3,101 2,93 0,86 0,78 0,71 1,63 3,56 5,49 8,43 11,36 15,29 19,23 24,17 30,11 33,7 37,4 41,2 45,1"><text:p/></draw:polygon><text:span text:style-name="T6"/></text:p>
            <text:p text:style-name="P9"><loext:content-control loext:plain-text="true" loext:alias="Enter email:" loext:tag="Enter email:"><text:span text:style-name="T33">goncu.defne@gmail.com</text:span></loext:content-control><draw:path text:anchor-type="as-char" draw:z-index="6" draw:name="Freeform 5" draw:style-name="gr1" draw:text-style-name="P22" svg:width="0.38cm" svg:height="0.253cm" svg:viewBox="0 0 381 254" svg:d="M343 67l-152 117-153-117c-3-3-3-7 0-10 3-6 6-6 13-3l140 108 139-108c3-3 10-3 13 3 3 3 3 7 0 10zM362 0h-343c-9 0-19 10-19 19v216c0 9 10 19 19 19h343c9 0 19-10 19-19v-216c0-9-10-19-19-19z"><text:p/></draw:path><text:span text:style-name="T6"/></text:p>
            <text:p text:style-name="P9"><loext:content-control loext:showing-place-holder="true" loext:plain-text="true" loext:alias="Enter LinkedIn profile:" loext:tag="Enter LinkedIn profile:">LinkedIn Profile</loext:content-control><text:span text:style-name="T6"/></text:p>
            <text:p text:style-name="P11"/>
          </table:table-cell>
          <table:table-cell table:style-name="Table1.A1" office:value-type="string">
            <text:p text:style-name="P10"/>
          </table:table-cell>
        </table:table-row>
        <table:table-row table:style-name="Table1.2">
          <table:table-cell table:style-name="Table1.A2" office:value-type="string">
            <text:p text:style-name="P13"><draw:g text:anchor-type="as-char" draw:z-index="1" draw:name="Education in circle icon" draw:style-name="gr2"><draw:polygon draw:name="Education icon circle" draw:style-name="gr3" draw:text-style-name="P23" svg:width="0.761cm" svg:height="0.761cm" svg:x="0cm" svg:y="0cm" svg:viewBox="0 0 762 762" draw:points="381,0 405,1 429,3 452,7 475,12 497,18 519,26 540,35 560,45 580,56 599,68 617,82 634,96 650,112 666,128 680,145 694,163 706,182 717,202 727,222 736,243 744,265 750,287 755,310 759,333 761,357 762,381 761,405 759,429 755,452 750,475 744,497 736,519 727,540 717,560 706,580 694,599 680,617 666,634 650,650 634,666 617,680 599,694 580,706 560,717 540,727 519,736 497,744 475,750 452,755 429,759 405,761 381,762 357,761 333,759 310,755 287,750 265,744 243,736 222,727 202,717 182,706 163,694 145,680 128,666 112,650 96,634 82,617 68,599 56,580 45,560 35,540 26,519 18,497 12,475 7,452 3,429 1,405 0,381 1,357 3,333 7,310 12,287 18,265 26,243 35,222 45,202 56,182 68,163 82,145 96,128 112,112 128,96 145,82 163,68 182,56 202,45 222,35 243,26 265,18 287,12 310,7 333,3 357,1"><text:p/></draw:polygon><draw:path draw:name="Education icon symbol" draw:style-name="gr4" draw:text-style-name="P24" svg:width="0.418cm" svg:height="0.249cm" svg:x="0.178cm" svg:y="0.254cm" svg:viewBox="0 0 419 250" svg:d="M29 180h-1l-2 2-2 3-2 3-2 5-1 5-1 6h21l-1-7-2-5-1-5-2-3-2-3-1-1zM328 116l-35 11-34 11-34 9-7 2h-7-8l-7-1-34-10-34-11-34-10v1 2 5l-1 5v6 6 7 7 7 6 6 5 4 3 2 5l1 5 1 4 1 3 2 2 3 2 4 2 13 4 12 3 11 3 10 3 9 2 9 2 9 2 8 1 8 1h8 7 9l8-1 8-1 10-2 10-2 10-3 12-2 12-4 14-4 15-4 2-1 2-1 3-3 2-2 1-3v-2l1-27v-27zM210 17h-8l-7 1-8 1-6 2-9 2-9 3-10 2-10 4-10 3-11 3-11 3-10 4-11 3-10 3-10 3-9 4-9 2-7 3-7 3-6 1-5 2-4 2-1 1-1 1v1l1 1 4 1 4 2 6 2 7 2 8 3 8 3 9 3 10 3 10 3 10 3 11 4 10 3 11 3 11 4 10 3 10 3 10 2 9 3 8 2 9 2 9 1h10l9-1 9-2 8-2 8-2 8-3 9-3 10-2 10-3 10-3 10-3 10-3 10-3 9-3 10-3 9-3 8-3 8-2 7-3 7-2 6-2 4-1 4-1 3-1h1l1-1v-1-1h-1v-1l-2-1-2-1-4-1-5-1-6-2-6-3-8-2-8-2-9-3-9-3-9-3-10-3-10-3-10-3-10-3-10-3-10-3-10-3-9-3-8-2-9-2-7-2-7-2h-7zM205 0h11l10 1 9 2 7 2 9 3 8 2 9 3 10 3 9 3 10 2 10 3 10 3 9 3 10 3 9 3 9 3 9 3 7 2 7 2 7 2 5 2 4 2 4 1 2 1h1l4 1 4 2 4 3 3 2 2 3 2 4v4 4l-1 4-1 3-2 2-3 3-4 2-6 2-15 5-16 5-15 5-4 1-3 1-2 2-2 3-1 3v4l1 74v4l-1 4-1 3-2 4-2 3-3 3-4 3-6 3-6 2-15 4-13 4-13 4-11 3-11 2-9 3-9 2-9 1-8 1-7 1h-8-7l-7-1-8-1-8-1-9-2-9-2-9-2-10-3-12-3-12-4-13-4-7-2-5-3-5-4-4-4-3-5-1-6-1-7v-7-1-3-4-4-6-6-6-7-6l1-6v-5-5-3-3-1-4l-1-4-2-2-2-2-4-2-4-1-8-3-10-3-10-3v5 6 5 6 6 5 5 4 3 2 1 4l1 3 2 3 2 4 1 3 2 2 1 2 1 1 5 10 3 10 1 10 1 10-1 11h-10-11-35v-7-7-7l1-8 2-7 3-7 5-7 3-5 2-4 2-4 1-5 1-5v-1-2-4-4-5-5-6-4-5-4-3-2-2l-1-2v-2l-2-3-2-1-4-3-4-3-2-3-2-4v-4-5l2-4 2-3 4-3 3-3 4-2 4-1 6-2 8-3 9-3 9-3 10-3 11-4 11-3 11-4 11-4 11-3 11-3 11-3 10-4 10-3 8-2 8-2 6-2 11-2z"><text:p/></draw:path></draw:g><text:span text:style-name="T7"/></text:p>
          </table:table-cell>
          <table:table-cell table:style-name="Table1.A1" table:number-columns-spanned="3" office:value-type="string">
            <text:h text:style-name="P7" text:outline-level="1"><text:span text:style-name="T3">eDUCATION</text:span><text:span text:style-name="T3"/></text:h>
          </table:table-cell>
          <table:covered-table-cell/>
          <table:covered-table-cell/>
        </table:table-row>
      </table:table>
      <text:h text:style-name="P2" text:outline-level="2"><text:span text:style-name="T9">Bachelor of Science in </text:span><text:span text:style-name="T10">Computer Science</text:span><text:span text:style-name="T9"> – Games Engineering | </text:span><text:span text:style-name="T14">University of Applied Sciences Kempten </text:span><text:span text:style-name="T15">10/2021 – </text:span><text:span text:style-name="T16">now</text:span><text:span text:style-name="T15"> </text:span><text:span text:style-name="T9"/></text:h>
      <text:p text:style-name="P5"><text:span text:style-name="T17">GPA: 1,7.</text:span><text:span text:style-name="T17"/></text:p>
      <text:h text:style-name="P2" text:outline-level="2"><text:span text:style-name="T9">Bachelor of Science in Elektrotechnik und Informationstechnik </text:span><text:span text:style-name="T13">| </text:span><text:span text:style-name="T14">Technical </text:span><text:span text:style-name="T13"><text:s/></text:span><text:span text:style-name="T14">University of Munich</text:span><text:span text:style-name="T13"/></text:h>
      <text:p text:style-name="P5"><text:span text:style-name="T4">10/2020 – 09/2021.</text:span><text:span text:style-name="T20"> (</text:span><text:span text:style-name="T19">interrupted</text:span><text:span text:style-name="T20">)</text:span><text:span text:style-name="T22"/></text:p>
      <text:h text:style-name="P2" text:outline-level="2"><text:span text:style-name="T9">Bachelor of Science in Engineering Science | </text:span><text:span text:style-name="T25">Tec</text:span><text:span text:style-name="T26">hnical University of</text:span><text:span text:style-name="T25"> </text:span><text:span text:style-name="T26">Munich</text:span><text:span text:style-name="T9"/></text:h>
      <text:p text:style-name="P17"><text:span text:style-name="T4">10/2016 – 09/2020</text:span><text:span text:style-name="T20">. (</text:span><text:span text:style-name="T19">interrupted</text:span><text:span text:style-name="T20">)</text:span><text:span text:style-name="T20"/></text:p>
      <text:h text:style-name="P2" text:outline-level="2"><text:span text:style-name="T12">German</text:span><text:span text:style-name="T11"> Abitur | </text:span><text:span text:style-name="T27">Deutsche Schule Istanbul</text:span><text:span text:style-name="T11"/></text:h>
      <text:h text:style-name="P2" text:outline-level="3"><text:span text:style-name="T4">09/2011</text:span><text:span text:style-name="T5"> – 06/2016</text:span><text:span text:style-name="T5"/></text:h>
      <text:p text:style-name="P5"><text:span text:style-name="T21">Final Grade</text:span><text:span text:style-name="T20">: 1,6. </text:span><text:span text:style-name="T20"/></text:p>
      <text:p text:style-name="P21"><text:span text:style-name="T21">G</text:span><text:span text:style-name="T20">raduated 3</text:span><text:span text:style-name="T28">rd</text:span><text:span text:style-name="T20"> of her class.</text:span><text:span text:style-name="T20"/></text:p>
      <table:table table:name="Table2" table:style-name="Table2">
        <table:table-column table:style-name="Table2.A"/>
        <table:table-column table:style-name="Table2.B"/>
        <table:table-row table:style-name="Table2.1">
          <table:table-cell table:style-name="Table2.A1" office:value-type="string">
            <text:p text:style-name="P14"><draw:g text:anchor-type="as-char" draw:z-index="2" draw:name="Skills in circle icon" draw:style-name="gr2"><draw:polygon draw:name="Skills icon circle" draw:style-name="gr3" draw:text-style-name="P23" svg:width="0.761cm" svg:height="0.761cm" svg:x="0cm" svg:y="0cm" svg:viewBox="0 0 762 762" draw:points="381,0 405,1 429,3 452,7 475,12 497,18 519,26 540,35 560,45 580,56 599,68 617,82 634,96 650,112 666,128 680,145 694,163 706,182 717,202 727,222 736,243 744,265 750,287 755,310 759,333 761,357 762,381 761,405 759,429 755,452 750,475 744,497 736,519 727,540 717,560 706,580 694,599 680,617 666,634 650,650 634,666 617,680 599,694 580,706 560,717 540,727 519,736 497,744 475,750 452,755 429,759 405,761 381,762 357,761 333,759 310,755 287,750 265,744 243,736 222,727 202,717 182,706 163,694 145,680 128,666 112,650 96,634 82,617 68,599 56,580 45,560 35,540 26,519 18,497 12,475 7,452 3,429 1,405 0,381 1,357 3,333 7,310 12,287 18,265 26,243 35,222 45,202 56,182 68,163 82,145 96,128 112,112 128,96 145,82 163,68 182,56 202,45 222,35 243,26 265,18 287,12 310,7 333,3 357,1"><text:p/></draw:polygon><draw:polygon draw:name="Skills icon symbol part 1" draw:style-name="gr4" draw:text-style-name="P24" svg:width="0.017cm" svg:height="0.017cm" svg:x="0.486cm" svg:y="0.495cm" svg:viewBox="0 0 18 18" draw:points="9,0 13,1 15,3 17,5 18,9 17,12 15,15 13,17 9,18 5,17 3,15 1,12 0,9 1,5 3,3 5,1"><text:p/></draw:polygon><draw:path draw:name="Skills icon symbol part 2" draw:style-name="gr4" draw:text-style-name="P24" svg:width="0.32cm" svg:height="0.315cm" svg:x="0.218cm" svg:y="0.227cm" svg:viewBox="0 0 321 316" svg:d="M81 16l13 14 6 6 5 6 3 6 2 5v6 5l-1 5-3 5-3 5-5 6-5 6-6 6-6 5-7 4-7 3-7 1-5-1-6-2-5-2-4-2-4-3-4-3-3-3-13-12 2 7 3 7 3 7 5 7 5 6 6 4 7 4 7 3 7 2 10 1 9 3 9 3 9 4 8 5 8 6 8 8 39 40 41 39 40 39 10 10 5 5 5 3 6 3 4 2h5l5-1 6-2 5-3 3-3 4-3 2-4 2-4 1-5v-6l-2-5-4-6-5-6-33-33-34-34-38-37-37-38-4-4-4-6-4-7-4-7-2-8-1-8-1-9-2-8-3-8-4-7-5-6-6-5-7-4-8-4-8-2zM77 0l10 1 9 1 9 3 8 4 8 5 7 6 6 6 5 8 4 8 3 8 2 10 1 9 1 6 1 5 3 6 2 5 4 4 3 4 48 48 48 47 47 47 6 7 4 6 3 7 2 7v7l-1 7-2 7-4 6-5 6-6 5-6 4-7 3-6 2-7 1-7-1-7-2-8-4-7-5-8-6-43-42-44-43-43-43-6-6-7-5-6-5-7-3-8-3-8-2-9-2-9-2-8-2-8-5-7-4-7-7-5-6-5-8-4-7-3-9-2-9-1-9v-9l2-9 3-9 12 12 12 11 11 10 4 4 5 4 4 2 4 1 3 1 4-1 4-1 4-3 4-3 5-6 5-4 3-4 3-4 1-4 1-3v-3-3l-2-3-2-4-3-3-4-4-12-12-11-12-12-12 10-3 10-1z"><text:p/></draw:path><draw:polygon draw:name="Skills icon symbol part 3" draw:style-name="gr4" draw:text-style-name="P24" svg:width="0.151cm" svg:height="0.151cm" svg:x="0.397cm" svg:y="0.218cm" svg:viewBox="0 0 152 152" draw:points="107,0 114,1 121,2 127,5 133,9 139,13 144,18 147,24 150,30 152,36 152,42 152,48 150,55 148,61 144,67 140,73 137,76 133,79 129,83 125,87 120,92 115,97 110,102 105,107 99,112 94,117 89,122 83,127 78,132 74,136 70,140 66,143 62,146 60,149 58,150 57,152 56,152 43,140 43,140 45,139 47,137 49,134 53,131 57,128 61,124 66,120 70,115 76,110 81,105 86,100 92,95 97,90 102,85 107,80 112,76 116,71 120,68 124,64 126,61 130,56 133,51 134,45 134,40 133,35 131,30 127,26 123,23 119,20 115,19 111,17 106,17 102,17 97,19 93,21 89,24 86,27 81,31 77,36 72,42 67,47 62,53 57,60 51,66 46,72 41,79 36,85 31,90 27,96 23,100 19,104 17,107 14,110 0,97 2,96 4,93 7,89 11,85 14,80 19,75 24,70 29,64 34,58 39,52 44,46 49,40 55,35 60,29 64,24 69,19 73,15 76,12 82,7 88,4 94,2 100,0"><text:p/></draw:polygon><draw:polygon draw:name="Skills icon symbol part 4" draw:style-name="gr4" draw:text-style-name="P24" svg:width="0.133cm" svg:height="0.142cm" svg:x="0.232cm" svg:y="0.414cm" svg:viewBox="0 0 134 143" draw:points="85,0 98,14 54,67 51,68 47,70 42,73 38,77 34,82 31,88 28,94 25,100 22,106 20,112 18,118 17,123 16,127 18,127 24,124 31,122 37,118 44,114 51,110 57,106 62,101 66,96 69,91 70,86 71,83 120,35 134,49 87,92 85,99 82,105 78,110 73,115 67,120 62,124 56,128 50,131 45,134 40,136 35,138 32,139 30,140 27,141 24,142 20,142 17,143 13,143 9,143 6,143 4,142 2,140 1,138 0,135 0,131 0,127 0,124 0,120 1,118 1,116 1,115 1,114 2,113 3,109 4,106 6,101 8,96 10,90 13,85 16,79 19,73 24,68 28,62 33,58 38,54 44,51"><text:p/></draw:polygon></draw:g><text:span text:style-name="T7"/></text:p>
          </table:table-cell>
          <table:table-cell table:style-name="Table2.B1" office:value-type="string">
            <text:h text:style-name="P8" text:outline-level="1"><text:span text:style-name="T3">Skılls</text:span><text:span text:style-name="T3"/></text:h>
          </table:table-cell>
        </table:table-row>
      </table:table>
      <table:table table:name="Table3" table:style-name="Table3">
        <table:table-column table:style-name="Table3.A" table:number-columns-repeated="2"/>
        <table:table-row table:style-name="Table3.1">
          <table:table-cell table:style-name="Table3.A1" office:value-type="string">
            <text:h text:style-name="P18" text:outline-level="4"><text:span text:style-name="T29">Computer </text:span><text:span text:style-name="T30">Skills</text:span><text:span text:style-name="T29"/></text:h>
            <text:p text:style-name="P15"><text:span text:style-name="T7">C, C++,C#, Java (</text:span><text:span text:style-name="T8">Fundamentals</text:span><text:span text:style-name="T7">)</text:span><text:span text:style-name="T7"/></text:p>
            <text:p text:style-name="P15"><text:span text:style-name="T8">SQL</text:span><text:span text:style-name="T7">, Blender</text:span><text:span text:style-name="T7"/></text:p>
            <text:p text:style-name="P15"><text:span text:style-name="T7">Unity, Audacity, </text:span><text:span text:style-name="T8">Godot</text:span><text:span text:style-name="T7"/></text:p>
            <text:p text:style-name="P16"><text:span text:style-name="T8">G</text:span><text:span text:style-name="T7">imp</text:span><text:span text:style-name="T7"/></text:p>
          </table:table-cell>
          <table:table-cell table:style-name="Table3.B1" office:value-type="string">
            <text:h text:style-name="P19" text:outline-level="4"><text:span text:style-name="T29">Languages</text:span><text:span text:style-name="T29"/></text:h>
            <text:p text:style-name="P15"><text:span text:style-name="T8">German</text:span><text:span text:style-name="T7">-</text:span><text:span text:style-name="T8">fluent</text:span><text:span text:style-name="T7"/></text:p>
            <text:p text:style-name="P15"><text:span text:style-name="T8">English</text:span><text:span text:style-name="T7">-</text:span><text:span text:style-name="T8">fluent</text:span><text:span text:style-name="T7"/></text:p>
            <text:p text:style-name="P15"><text:span text:style-name="T7">T</text:span><text:span text:style-name="T8">urkish-native language</text:span><text:span text:style-name="T7"/></text:p>
            <text:p text:style-name="P12"/>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14"><draw:g text:anchor-type="as-char" draw:z-index="3" draw:name="Activities in circle icon" draw:style-name="gr2"><draw:polygon draw:name="Activities icon circle" draw:style-name="gr3" draw:text-style-name="P23" svg:width="0.761cm" svg:height="0.761cm" svg:x="0cm" svg:y="0cm" svg:viewBox="0 0 762 762" draw:points="381,0 405,1 429,3 452,7 475,12 497,18 519,26 540,35 560,45 580,56 599,68 617,82 634,96 650,112 666,128 680,145 694,163 706,182 717,202 727,222 736,243 744,265 750,287 755,310 759,333 761,357 762,381 761,405 759,429 755,452 750,475 744,497 736,519 727,540 717,560 706,580 694,599 680,617 666,634 650,650 634,666 617,680 599,694 580,706 560,717 540,727 519,736 497,744 475,750 452,755 429,759 405,761 381,762 357,761 333,759 310,755 287,750 265,744 243,736 222,727 202,717 182,706 163,694 145,680 128,666 112,650 96,634 82,617 68,599 56,580 45,560 35,540 26,519 18,497 12,475 7,452 3,429 1,405 0,381 1,357 3,333 7,310 12,287 18,265 26,243 35,222 45,202 56,182 68,163 82,145 96,128 112,112 128,96 145,82 163,68 182,56 202,45 222,35 243,26 265,18 287,12 310,7 333,3 357,1"><text:p/></draw:polygon><draw:polygon draw:name="Activities icon symbol part 1" draw:style-name="gr4" draw:text-style-name="P24" svg:width="0.061cm" svg:height="0.057cm" svg:x="0.25cm" svg:y="0.355cm" svg:viewBox="0 0 62 58" draw:points="31,0 37,1 43,2 48,5 53,8 57,13 60,18 61,23 62,29 61,35 60,40 57,45 53,50 48,53 43,56 37,58 31,58 25,58 19,56 14,53 9,50 5,45 2,40 0,35 0,29 0,23 2,18 5,13 9,8 14,5 19,2 25,1"><text:p/></draw:polygon><draw:polygon draw:name="Activities icon symbol part 2" draw:style-name="gr4" draw:text-style-name="P24" svg:width="0.061cm" svg:height="0.057cm" svg:x="0.356cm" svg:y="0.355cm" svg:viewBox="0 0 62 58" draw:points="31,0 37,1 43,2 48,5 53,8 57,13 59,18 61,23 62,29 61,35 59,40 57,45 53,50 48,53 43,56 37,58 31,58 25,58 19,56 14,53 9,50 5,45 3,40 1,35 0,29 1,23 3,18 5,13 9,8 14,5 19,2 25,1"><text:p/></draw:polygon><draw:polygon draw:name="Activities icon symbol part 3" draw:style-name="gr4" draw:text-style-name="P24" svg:width="0.061cm" svg:height="0.057cm" svg:x="0.468cm" svg:y="0.355cm" svg:viewBox="0 0 62 58" draw:points="31,0 37,1 43,2 48,5 53,8 57,13 60,18 61,23 62,29 61,35 60,40 57,45 53,50 48,53 43,56 37,58 31,58 25,58 19,56 14,53 9,50 5,45 2,40 1,35 0,29 1,23 2,18 5,13 9,8 14,5 19,2 25,1"><text:p/></draw:polygon></draw:g><text:span text:style-name="T7"/></text:p>
          </table:table-cell>
          <table:table-cell table:style-name="Table4.B1" office:value-type="string">
            <text:h text:style-name="P8" text:outline-level="1"><text:span text:style-name="T3">Voluntary Work</text:span><text:span text:style-name="T3"/></text:h>
          </table:table-cell>
        </table:table-row>
      </table:table>
      <text:p text:style-name="P5"><text:span text:style-name="T20">Co-Author </text:span><text:span text:style-name="T21">of scientific paper</text:span><text:span text:style-name="T20"> “Spatial energy distribution in a harmonic oscillator and the golden section”-2016</text:span><text:span text:style-name="T20"/></text:p>
      <text:p text:style-name="P17"><text:a xlink:type="simple" xlink:href="http://www.naun.org/main/NAUN/mechanics/2016/a742003-028.pdf" text:style-name="Default_20_Style" text:visited-style-name="Default_20_Style"><text:span text:style-name="T32">http://www.naun.org/main/NAUN/mechanics/2016/a742003-028.pdf</text:span></text:a><text:span text:style-name="T20"/></text:p>
      <text:p text:style-name="P5"><text:span text:style-name="T21">Joined </text:span><text:span text:style-name="T20">Wowie GameJam 2022 </text:span><text:span text:style-name="T21">with </text:span><text:span text:style-name="T20">“Power Hungry”.</text:span><text:span text:style-name="T20"/></text:p>
      <text:p text:style-name="P17"><text:span text:style-name="T21">Achieved </text:span><text:span text:style-name="T20">28. </text:span><text:span text:style-name="T21">Place</text:span><text:span text:style-name="T20"> </text:span><text:span text:style-name="T21">in</text:span><text:span text:style-name="T20"> “Simplicity” </text:span><text:span text:style-name="T21">Category</text:span><text:span text:style-name="T20">.</text:span><text:span text:style-name="T20"/></text:p>
      <text:h text:style-name="P4" text:outline-level="1"><text:span text:style-name="T3">SPORT </text:span><text:span text:style-name="T3"/></text:h>
      <text:h text:style-name="P20" text:outline-level="5"><text:span text:style-name="T31">Fencing</text:span><text:span text:style-name="T31"/></text:h>
      <text:p text:style-name="P17"><text:span text:style-name="T21">Member of school team</text:span><text:span text:style-name="T20"> 2013-2016</text:span><text:span text:style-name="T20"/></text:p>
      <text:p text:style-name="P17"><text:span text:style-name="T24">Member of the National Team of Turkey </text:span><text:span text:style-name="T23">2014-2015</text:span><text:span text:style-name="T23"/></text:p>
      <text:p text:style-name="P17"><text:span text:style-name="T23">1. </text:span><text:span text:style-name="T24">Place</text:span><text:span text:style-name="T23"> </text:span><text:span text:style-name="T24">in</text:span><text:span text:style-name="T23"> „Oberbayrische Meisterschaft 2017“</text:span><text:span text:style-name="T24">(Upper-Bavarian Championship) Senior Lady’s Sabre.</text:span><text:span text:style-name="T23"/></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eeece1"/>
      <style:paragraph-properties fo:text-align="center"/>
    </style:style>
    <style:style style:name="Mgr1" style:family="graphic">
      <style:graphic-properties draw:stroke="none" svg:stroke-width="0cm" draw:fill="solid" draw:fill-color="#eeece1" draw:textarea-horizontal-align="center" draw:textarea-vertical-align="middle" draw:auto-grow-height="false" fo:margin-left="0.318cm" fo:margin-right="0.318cm" fo:margin-top="0cm" fo:margin-bottom="0cm" style:run-through="background" style:wrap="run-through" style:number-wrapped-paragraphs="no-limit" style:vertical-pos="top" style:vertical-rel="page" style:horizontal-pos="right" style:horizontal-rel="page" draw:wrap-influence-on-position="once-concurrent" loext:allow-overlap="true" style:flow-with-text="false" loext:rel-width-rel="page"/>
    </style:style>
    <style:page-layout style:name="Mpm1">
      <style:page-layout-properties fo:page-width="21.59cm" fo:page-height="27.94cm" style:num-format="1" style:print-orientation="portrait" fo:margin-top="1.27cm" fo:margin-bottom="1.143cm" fo:margin-left="3.81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0.762cm" fo:margin-bottom="1.905cm" fo:margin-left="3.81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First_20_Page" style:display-name="First Page" style:page-layout-name="Mpm2" draw:style-name="Mdp1" style:next-style-name="Standard">
      <style:header>
        <text:p text:style-name="Header"><draw:rect text:anchor-type="char" style:rel-width="100%" draw:z-index="0" draw:name="Rectangle 1" draw:style-name="Mgr1" draw:text-style-name="MP1" svg:width="21.926cm" svg:height="5.557cm" svg:x="-0.654cm" svg:y="0cm"><text:p/></draw:rec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fne göncü</meta:initial-creator>
    <meta:editing-cycles>2</meta:editing-cycles>
    <meta:creation-date>2023-03-07T13:59:00</meta:creation-date>
    <dc:date>2023-03-07T18:08:23.200000000</dc:date>
    <meta:editing-duration>PT42M45S</meta:editing-duration>
    <meta:generator>LibreOffice/7.5.1.2$Windows_X86_64 LibreOffice_project/fcbaee479e84c6cd81291587d2ee68cba099e129</meta:generator>
    <meta:document-statistic meta:table-count="4" meta:image-count="0" meta:object-count="0" meta:page-count="1" meta:paragraph-count="41" meta:word-count="150" meta:character-count="1181" meta:non-whitespace-character-count="1056"/>
    <meta:user-defined meta:name="AppVersion">12.0000</meta:user-defined>
    <meta:template xlink:type="simple" xlink:actuate="onRequest" xlink:title="Normal.dotm" xlink:href=""/>
  </office:meta>
</office:document-meta>
</file>